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font-size-asian="12pt" style:font-size-complex="12pt"/>
    </style:style>
    <style:style style:name="P2" style:family="paragraph" style:parent-style-name="Standard">
      <style:text-properties style:font-name="sans-serif"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sans-serif"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officeooo:paragraph-rsid="00192f86"/>
    </style:style>
    <style:style style:name="P5" style:family="paragraph" style:parent-style-name="Standard">
      <style:paragraph-properties fo:text-align="justify" style:justify-single-word="false"/>
      <style:text-properties officeooo:paragraph-rsid="00372d3f"/>
    </style:style>
    <style:style style:name="T1" style:family="text">
      <style:text-properties style:font-name="sans-serif" fo:font-size="15pt" officeooo:rsid="00156d16"/>
    </style:style>
    <style:style style:name="T2" style:family="text">
      <style:text-properties style:font-name="sans-serif" fo:font-size="15pt" officeooo:rsid="0020e35d"/>
    </style:style>
    <style:style style:name="T3" style:family="text">
      <style:text-properties style:font-name="FreeSans" fo:font-size="12pt" style:font-size-asian="12pt" style:font-size-complex="12pt"/>
    </style:style>
    <style:style style:name="T4" style:family="text">
      <style:text-properties style:font-name="FreeSans" fo:font-size="12pt" officeooo:rsid="001bf65a" style:font-size-asian="12pt" style:font-size-complex="12pt"/>
    </style:style>
    <style:style style:name="T5" style:family="text">
      <style:text-properties style:font-name="FreeSans" fo:font-size="12pt" officeooo:rsid="000fa0ec" style:font-size-asian="12pt" style:font-size-complex="12pt"/>
    </style:style>
    <style:style style:name="T6" style:family="text">
      <style:text-properties style:font-name="FreeSans" fo:font-size="12pt" officeooo:rsid="00110319" style:font-size-asian="12pt" style:font-size-complex="12pt"/>
    </style:style>
    <style:style style:name="T7" style:family="text">
      <style:text-properties style:font-name="FreeSans" fo:font-size="12pt" officeooo:rsid="001086ba" style:font-size-asian="12pt" style:font-size-complex="12pt"/>
    </style:style>
    <style:style style:name="T8" style:family="text">
      <style:text-properties style:font-name="FreeSans" fo:font-size="12pt" officeooo:rsid="00156d16" style:font-size-asian="12pt" style:font-size-complex="12pt"/>
    </style:style>
    <style:style style:name="T9" style:family="text">
      <style:text-properties style:font-name="FreeSans" fo:font-size="12pt" officeooo:rsid="002bed65" style:font-size-asian="12pt" style:font-size-complex="12pt"/>
    </style:style>
    <style:style style:name="T10" style:family="text">
      <style:text-properties style:font-name="FreeSans" fo:font-size="12pt" officeooo:rsid="00126aec" style:font-size-asian="12pt" style:font-size-complex="12pt"/>
    </style:style>
    <style:style style:name="T11" style:family="text">
      <style:text-properties style:font-name="FreeSans" fo:font-size="12pt" officeooo:rsid="0020e35d" style:font-size-asian="12pt" style:font-size-complex="12pt"/>
    </style:style>
    <style:style style:name="T12" style:family="text">
      <style:text-properties style:font-name="FreeSans" fo:font-size="12pt" officeooo:rsid="003400a2" style:font-size-asian="12pt" style:font-size-complex="12pt"/>
    </style:style>
    <style:style style:name="T13" style:family="text">
      <style:text-properties style:font-name="FreeSans" fo:font-size="12pt" officeooo:rsid="003582a0" style:font-size-asian="12pt" style:font-size-complex="12pt"/>
    </style:style>
    <style:style style:name="T14" style:family="text">
      <style:text-properties style:font-name="FreeSans" fo:font-size="12pt" officeooo:rsid="0036e546" style:font-size-asian="12pt" style:font-size-complex="12pt"/>
    </style:style>
    <style:style style:name="T15" style:family="text">
      <style:text-properties style:font-name="FreeSans" fo:font-size="12pt" officeooo:rsid="00372d3f" style:font-size-asian="12pt" style:font-size-complex="12pt"/>
    </style:style>
    <style:style style:name="T16" style:family="text">
      <style:text-properties style:font-name="FreeSans" fo:font-size="12pt" officeooo:rsid="0044bac8" style:font-size-asian="12pt" style:font-size-complex="12pt"/>
    </style:style>
    <style:style style:name="T17" style:family="text">
      <style:text-properties officeooo:rsid="004cc1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RACTERIZING THE <text:span text:style-name="T17">CRUSTAL</text:span> ARCHITECTURE OF THE PARNAIBA BASIN WITH PASSIVE-SOURCE SEISMOLOGY </text:p>
      <text:p text:style-name="P1"/>
      <text:p text:style-name="P5"><text:span text:style-name="T3">Lithospheric-scale processes, such as the origin and evolution of large cratonic basins, can create big footprints or signatures in the subsurface that can be observed by geophysical means. With a huge potential for natural resources, the equatorial margin of NE Brazil has motivated many geophysical investigations by the oil industry. Our study area is the Parnaíba Basin, one of the largest cratonic basins of the world. The main goal of our study is to provide new images of the crust and lithosphere under the basin and highlight seismic discontinuities within, in order to improve our understanding of its architecture and help constrain models for its origin and evolution. </text:span><text:span text:style-name="T4">Until now, a</text:span><text:span text:style-name="T3"> total of </text:span><text:span text:style-name="T5">9</text:span><text:span text:style-name="T3"> broadband seismographic stations were installed </text:span><text:span text:style-name="T5">by the</text:span><text:span text:style-name="T3"> PABIP project, </text:span><text:span text:style-name="T6">a collaboration among several universities and BP Energy do Brasil, a</text:span><text:span text:style-name="T3">l</text:span><text:span text:style-name="T7">o</text:span><text:span text:style-name="T3">ng an approximately 500 km-long within the basin, with interstation spacing of around </text:span><text:span text:style-name="T7">50</text:span><text:span text:style-name="T3"> km. The receiver function technique is probably one of the most successful methodologies in broadband seismology for imaging of the crust and lithospheric mantle in continental areas, and we </text:span><text:span text:style-name="T8">estimate</text:span><text:span text:style-name="T3"> </text:span><text:span text:style-name="T9">the </text:span><text:span text:style-name="T3">crustal thickness </text:span><text:span text:style-name="T9">and Vp/Vs ratio</text:span><text:span text:style-name="T3"> in the Parnaíba Basin by developing P-wave receiver functions</text:span><text:span text:style-name="T9"> migration and</text:span><text:span text:style-name="T3"> </text:span><text:span text:style-name="T8">HK-Stacking from the acquired dataset</text:span><text:span text:style-name="T3">. </text:span><text:span text:style-name="T10">The one-dimensional velocity models calculated by joint inversion between P-wave receiver function and Rayleigh dispersion curves were used to reinforce the results and to base the the interpretation of the crustal <text:s/>seismic <text:s/>discontinuities. HK-Stacking, receiver function migration and joint inversion indicate</text:span><text:span text:style-name="T3"> </text:span><text:span text:style-name="T8">a slightly inclined</text:span><text:span text:style-name="T3"> </text:span><text:span text:style-name="T8">Moho toward to the depocenter of the basin, separating out 3 differents </text:span><text:span text:style-name="T3">behavior</text:span><text:span text:style-name="T4">s</text:span><text:span text:style-name="T3"> of the Moho discontinuity. <text:s/></text:span><text:span text:style-name="T11">A flat Moho in the depocenter of the basin, which showed the highest values of thickness (&gt;4</text:span><text:span text:style-name="T13">2</text:span><text:span text:style-name="T11"> km) and Vp/Vs ratio value arround 1,75. A thinning pattern of thickness toward eastern flank, boundary with the Borborema Province, can be observed in the migration and the Vp/Vs ratio in this side is about 1,74. The western border, boundary with Araguaia Province, shows a </text:span><text:span text:style-name="T12">M</text:span><text:span text:style-name="T11">oho almost flat with thickness of 40 km and Vp/Vs ratio values around 1</text:span><text:span text:style-name="T16">,</text:span><text:span text:style-name="T11">72. Also, we can note some mid crustal reflections, around 15-20 km, </text:span><text:span text:style-name="T12">in most of seismograms</text:span><text:span text:style-name="T11">, reffering a mid-crust discontinuity discussed by previous works in the basin. </text:span><text:span text:style-name="T15">These results lead to consider that Moho thickness and Vp/Vs ratio is directly associated current depocenter of the basin. <text:s/></text:span></text:p>
      <text:p text:style-name="P4"><text:span text:style-name="T1"/></text:p>
      <text:p text:style-name="P2">PALAVRAS-CHAVE:</text:p>
      <text:p text:style-name="P1">BROADBAND SEISMOLOGY, PARNAIBA BASIN, <text:span text:style-name="T17">CRUSTAL</text:span> ARCHITECTU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1:22:18.066279767</meta:creation-date>
    <dc:date>2017-01-09T00:08:05.833581193</dc:date>
    <meta:editing-duration>PT10H20S</meta:editing-duration>
    <meta:editing-cycles>24</meta:editing-cycles>
    <meta:generator>LibreOffice/5.1.4.2$Linux_X86_64 LibreOffice_project/10m0$Build-2</meta:generator>
    <meta:document-statistic meta:table-count="0" meta:image-count="0" meta:object-count="0" meta:page-count="1" meta:paragraph-count="4" meta:word-count="399" meta:character-count="2633" meta:non-whitespace-character-count="2231"/>
  </office:meta>
</office:document-meta>
</file>